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217.51mm" svg:height="98.59mm" svg:x="73.25mm" svg:y="14.39mm">
            <draw:object draw:notify-on-update-of-ranges="Hárok1.A1:Hárok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" calcext:value-type="float">
            <text:p>11,12</text:p>
          </table:table-cell>
          <table:table-cell/>
          <table:table-cell office:value-type="float" office:value="10.36" calcext:value-type="float">
            <text:p>10,36</text:p>
          </table:table-cell>
          <table:table-cell/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0.24" calcext:value-type="float">
            <text:p>20,24</text:p>
          </table:table-cell>
          <table:table-cell/>
          <table:table-cell office:value-type="float" office:value="19.44" calcext:value-type="float">
            <text:p>19,44</text:p>
          </table:table-cell>
          <table:table-cell/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/>
          <table:table-cell office:value-type="float" office:value="52.56" calcext:value-type="float">
            <text:p>52,56</text:p>
          </table:table-cell>
          <table:table-cell/>
          <table:table-cell office:value-type="float" office:value="27.12" calcext:value-type="float">
            <text:p>27,12</text:p>
          </table:table-cell>
        </table:table-row>
        <table:table-row table:style-name="ro1">
          <table:table-cell office:value-type="float" office:value="59.92" calcext:value-type="float">
            <text:p>59,9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34.36" calcext:value-type="float">
            <text:p>34,36</text:p>
          </table:table-cell>
        </table:table-row>
        <table:table-row table:style-name="ro1">
          <table:table-cell office:value-type="float" office:value="70.08" calcext:value-type="float">
            <text:p>70,08</text:p>
          </table:table-cell>
          <table:table-cell/>
          <table:table-cell office:value-type="float" office:value="92.4" calcext:value-type="float">
            <text:p>92,4</text:p>
          </table:table-cell>
          <table:table-cell/>
          <table:table-cell office:value-type="float" office:value="56.44" calcext:value-type="float">
            <text:p>56,44</text:p>
          </table:table-cell>
        </table:table-row>
        <table:table-row table:style-name="ro1">
          <table:table-cell office:value-type="float" office:value="77.36" calcext:value-type="float">
            <text:p>77,36</text:p>
          </table:table-cell>
          <table:table-cell/>
          <table:table-cell office:value-type="float" office:value="96.6" calcext:value-type="float">
            <text:p>96,6</text:p>
          </table:table-cell>
          <table:table-cell/>
          <table:table-cell office:value-type="float" office:value="68.52" calcext:value-type="float">
            <text:p>68,52</text:p>
          </table:table-cell>
        </table:table-row>
        <table:table-row table:style-name="ro1">
          <table:table-cell office:value-type="float" office:value="92.76" calcext:value-type="float">
            <text:p>92,76</text:p>
          </table:table-cell>
          <table:table-cell/>
          <table:table-cell office:value-type="float" office:value="98.48" calcext:value-type="float">
            <text:p>98,48</text:p>
          </table:table-cell>
          <table:table-cell/>
          <table:table-cell office:value-type="float" office:value="75.8" calcext:value-type="float">
            <text:p>75,8</text:p>
          </table:table-cell>
        </table:table-row>
        <table:table-row table:style-name="ro1">
          <table:table-cell office:value-type="float" office:value="86.2" calcext:value-type="float">
            <text:p>86,2</text:p>
          </table:table-cell>
          <table:table-cell/>
          <table:table-cell office:value-type="float" office:value="97.72" calcext:value-type="float">
            <text:p>97,72</text:p>
          </table:table-cell>
          <table:table-cell/>
          <table:table-cell office:value-type="float" office:value="80.44" calcext:value-type="float">
            <text:p>80,44</text:p>
          </table:table-cell>
        </table:table-row>
        <table:table-row table:style-name="ro1">
          <table:table-cell office:value-type="float" office:value="84.72" calcext:value-type="float">
            <text:p>84,72</text:p>
          </table:table-cell>
          <table:table-cell/>
          <table:table-cell office:value-type="float" office:value="99.48" calcext:value-type="float">
            <text:p>99,48</text:p>
          </table:table-cell>
          <table:table-cell/>
          <table:table-cell office:value-type="float" office:value="86.96" calcext:value-type="float">
            <text:p>86,96</text:p>
          </table:table-cell>
        </table:table-row>
        <table:table-row table:style-name="ro1">
          <table:table-cell office:value-type="float" office:value="91.56" calcext:value-type="float">
            <text:p>91,56</text:p>
          </table:table-cell>
          <table:table-cell/>
          <table:table-cell office:value-type="float" office:value="99.68" calcext:value-type="float">
            <text:p>99,68</text:p>
          </table:table-cell>
          <table:table-cell/>
          <table:table-cell office:value-type="float" office:value="88.96" calcext:value-type="float">
            <text:p>88,96</text:p>
          </table:table-cell>
        </table:table-row>
        <table:table-row table:style-name="ro1">
          <table:table-cell office:value-type="float" office:value="91.84" calcext:value-type="float">
            <text:p>91,84</text:p>
          </table:table-cell>
          <table:table-cell/>
          <table:table-cell office:value-type="float" office:value="99.88" calcext:value-type="float">
            <text:p>99,88</text:p>
          </table:table-cell>
          <table:table-cell/>
          <table:table-cell office:value-type="float" office:value="88.28" calcext:value-type="float">
            <text:p>88,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99.68" calcext:value-type="float">
            <text:p>99,68</text:p>
          </table:table-cell>
          <table:table-cell/>
          <table:table-cell office:value-type="float" office:value="87.64" calcext:value-type="float">
            <text:p>87,64</text:p>
          </table:table-cell>
        </table:table-row>
        <table:table-row table:style-name="ro1">
          <table:table-cell office:value-type="float" office:value="91.6" calcext:value-type="float">
            <text:p>91,6</text:p>
          </table:table-cell>
          <table:table-cell/>
          <table:table-cell office:value-type="float" office:value="99.84" calcext:value-type="float">
            <text:p>99,84</text:p>
          </table:table-cell>
          <table:table-cell/>
          <table:table-cell office:value-type="float" office:value="94.76" calcext:value-type="float">
            <text:p>94,76</text:p>
          </table:table-cell>
        </table:table-row>
        <table:table-row table:style-name="ro1">
          <table:table-cell office:value-type="float" office:value="93.24" calcext:value-type="float">
            <text:p>93,24</text:p>
          </table:table-cell>
          <table:table-cell/>
          <table:table-cell office:value-type="float" office:value="99.96" calcext:value-type="float">
            <text:p>99,96</text:p>
          </table:table-cell>
          <table:table-cell/>
          <table:table-cell office:value-type="float" office:value="95.76" calcext:value-type="float">
            <text:p>95,76</text:p>
          </table:table-cell>
        </table:table-row>
        <table:table-row table:style-name="ro1">
          <table:table-cell office:value-type="float" office:value="91.2" calcext:value-type="float">
            <text:p>91,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5.28" calcext:value-type="float">
            <text:p>95,28</text:p>
          </table:table-cell>
        </table:table-row>
        <table:table-row table:style-name="ro1">
          <table:table-cell office:value-type="float" office:value="92.04" calcext:value-type="float">
            <text:p>92,0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.8" calcext:value-type="float">
            <text:p>93,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8.64" calcext:value-type="float">
            <text:p>98,64</text:p>
          </table:table-cell>
        </table:table-row>
        <table:table-row table:style-name="ro1">
          <table:table-cell office:value-type="float" office:value="92.72" calcext:value-type="float">
            <text:p>92,7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8.92" calcext:value-type="float">
            <text:p>98,92</text:p>
          </table:table-cell>
        </table:table-row>
        <table:table-row table:style-name="ro1">
          <table:table-cell office:value-type="float" office:value="93.24" calcext:value-type="float">
            <text:p>93,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9.04" calcext:value-type="float">
            <text:p>99,04</text:p>
          </table:table-cell>
        </table:table-row>
        <table:table-row table:style-name="ro1">
          <table:table-cell office:value-type="float" office:value="94.32" calcext:value-type="float">
            <text:p>94,3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8.4" calcext:value-type="float">
            <text:p>98,4</text:p>
          </table:table-cell>
        </table:table-row>
        <table:table-row table:style-name="ro1">
          <table:table-cell office:value-type="float" office:value="95.08" calcext:value-type="float">
            <text:p>95,0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9.64" calcext:value-type="float">
            <text:p>99,64</text:p>
          </table:table-cell>
        </table:table-row>
        <table:table-row table:style-name="ro1">
          <table:table-cell office:value-type="float" office:value="95.56" calcext:value-type="float">
            <text:p>95,5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9.64" calcext:value-type="float">
            <text:p>99,64</text:p>
          </table:table-cell>
        </table:table-row>
        <table:table-row table:style-name="ro1">
          <table:table-cell office:value-type="float" office:value="95.76" calcext:value-type="float">
            <text:p>95,7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9.68" calcext:value-type="float">
            <text:p>99,68</text:p>
          </table:table-cell>
        </table:table-row>
        <table:table-row table:style-name="ro1">
          <table:table-cell office:value-type="float" office:value="96.64" calcext:value-type="float">
            <text:p>96,6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9.64" calcext:value-type="float">
            <text:p>99,64</text:p>
          </table:table-cell>
        </table:table-row>
        <table:table-row table:style-name="ro1">
          <table:table-cell office:value-type="float" office:value="97.28" calcext:value-type="float">
            <text:p>97,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72" calcext:value-type="float">
            <text:p>96,7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.44" calcext:value-type="float">
            <text:p>97,4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9.88" calcext:value-type="float">
            <text:p>99,88</text:p>
          </table:table-cell>
        </table:table-row>
        <table:table-row table:style-name="ro1">
          <table:table-cell office:value-type="float" office:value="98.28" calcext:value-type="float">
            <text:p>98,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9.76" calcext:value-type="float">
            <text:p>99,76</text:p>
          </table:table-cell>
        </table:table-row>
        <table:table-row table:style-name="ro1">
          <table:table-cell office:value-type="float" office:value="98.04" calcext:value-type="float">
            <text:p>98,0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8" calcext:value-type="float">
            <text:p>98,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.72" calcext:value-type="float">
            <text:p>98,7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6" calcext:value-type="float">
            <text:p>99,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12" calcext:value-type="float">
            <text:p>99,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2" calcext:value-type="float">
            <text:p>99,3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6" calcext:value-type="float">
            <text:p>99,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32" calcext:value-type="float">
            <text:p>99,3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76" calcext:value-type="float">
            <text:p>99,7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68" calcext:value-type="float">
            <text:p>99,6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" calcext:value-type="float">
            <text:p>99,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" calcext:value-type="float">
            <text:p>99,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2" calcext:value-type="float">
            <text:p>99,9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4" calcext:value-type="float">
            <text:p>99,8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2" calcext:value-type="float">
            <text:p>99,9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88" calcext:value-type="float">
            <text:p>99,8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2" calcext:value-type="float">
            <text:p>99,9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6" calcext:value-type="float">
            <text:p>99,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6" calcext:value-type="float">
            <text:p>99,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96" calcext:value-type="float">
            <text:p>99,9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8:17:07.824624817</meta:creation-date>
    <dc:date>2015-12-05T18:24:27.376425600</dc:date>
    <meta:editing-duration>PT7M19S</meta:editing-duration>
    <meta:editing-cycles>1</meta:editing-cycles>
    <meta:document-statistic meta:table-count="1" meta:cell-count="303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752cm" svg:height="9.86cm" xlink:href=".." xlink:type="simple" chart:class="chart:line" chart:style-name="ch1">
        <chart:legend chart:legend-position="end" svg:x="19.085cm" svg:y="4.591cm" style:legend-expansion="high" chart:style-name="ch2"/>
        <chart:plot-area chart:style-name="ch3" table:cell-range-address="Hárok1.A1:Hárok1.A101" svg:x="0.435cm" svg:y="0.197cm" svg:width="18.215cm" svg:height="9.466cm">
          <chartooo:coordinate-region svg:x="1.056cm" svg:y="0.42cm" svg:width="17.23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A1:Hárok1.A101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árok1.A1:Hárok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36">
                <text:p>7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76">
                <text:p>9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72">
                <text:p>84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56">
                <text:p>91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84">
                <text:p>91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.04">
                <text:p>92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72">
                <text:p>92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.32">
                <text:p>94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08">
                <text:p>95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56">
                <text:p>95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76">
                <text:p>95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64">
                <text:p>96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28">
                <text:p>97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.72">
                <text:p>96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.44">
                <text:p>97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28">
                <text:p>98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04">
                <text:p>98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36">
                <text:p>99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12">
                <text:p>99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2">
                <text:p>99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32">
                <text:p>99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88">
                <text:p>99.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